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indings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Simple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putAll( Map toMer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Bindings.SimpleBindings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indings.put( String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Binding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